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7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Esp32-s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1" calcext:value-type="float">
            <text:p>2.41</text:p>
          </table:table-cell>
          <table:table-cell office:value-type="string" calcext:value-type="string">
            <text:p>https://lcsc.com/product-detail/WiFi-Modules_Espressif-Systems-ESP32-S2-WROVER-4M_C967027.html</text:p>
          </table:table-cell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2" calcext:value-type="float">
            <text:p>0.062</text:p>
          </table:table-cell>
          <table:table-cell/>
        </table:table-row>
        <table:table-row table:style-name="ro1">
          <table:table-cell office:value-type="string" calcext:value-type="string">
            <text:p>IR Recie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string" calcext:value-type="string">
            <text:p>https://lcsc.com/product-detail/Infrared-remote-receiver_Everlight-Elec-IRM-H936-TR2_C264266.html</text:p>
          </table:table-cell>
        </table:table-row>
        <table:table-row table:style-name="ro1">
          <table:table-cell office:value-type="string" calcext:value-type="string">
            <text:p>PCB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AA Battery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n print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D2:.D11])" office:value-type="float" office:value="8.008" calcext:value-type="float">
            <text:p>8.0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8:22:30.330614183</meta:creation-date>
    <dc:date>2021-07-09T16:29:29.786597120</dc:date>
    <meta:editing-duration>P14DT20H56M19S</meta:editing-duration>
    <meta:editing-cycles>1</meta:editing-cycles>
    <meta:document-statistic meta:table-count="1" meta:cell-count="44" meta:object-count="0"/>
    <meta:generator>LibreOffice/7.1.3.2$Linux_X86_64 LibreOffice_project/10$Build-2</meta:generator>
  </office:meta>
</office:document-meta>
</file>